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6-29_18-27-24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,for=~,file-piece-id=~,memo=~,session=hour-18,recording-id=~,other=~ / follow+">
            <text:p>:VIDEO / @自室 / 記録 / jap.flute / 演奏、play / R=1 / genre=melody,for=~,file-piece-id=~,memo=~,session=hour-18,recording-id=~,other=~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6-29_18-30-34_000.mp4</text:p>
          </table:table-cell>
          <table:table-cell table:style-name="ce26" office:value-type="string">
            <text:p>:VIDEO / @自室 / 記録 / jap.flute / 演奏、play / R=2 / genre=melody,for=~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VIDEO / @自室 / 記録 / jap.flute / 演奏、play / R=2 / genre=melody,for=~,file-piece-id=~,memo=~,session=hour-18,recording-id=~,other=~ / follow+">
            <text:p>:VIDEO / @自室 / 記録 / jap.flute / 演奏、play / R=2 / genre=melody,for=~,file-piece-id=~,memo=~,session=hour-18,recording-id=~,other=~ / follow+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6-29_20-41-49_000.jpg</text:p>
          </table:table-cell>
          <table:table-cell table:style-name="ce26" office:value-type="string">
            <text:p>:m 記録 / 身体 / 全身像 / 顔 / 様子 / time=夜；occasion=素焚糖を、１袋、食べ終わった。記録の写真を撮るところ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素焚糖を、１袋、食べ終わった。記録の写真を撮るところ。">
            <text:p>:m 記録 / 身体 / 全身像 / 顔 / 様子 / time=夜；occasion=素焚糖を、１袋、食べ終わった。記録の写真を撮るところ。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 office:value-type="string">
            <text:p>2023-06-29_20-41-53_000.jpg</text:p>
          </table:table-cell>
          <table:table-cell table:style-name="ce26" office:value-type="string">
            <text:p>:PHOTO 記録 / location=自室 / topic=~ / for=素焚糖[すだきとう / occasion=終了：食べ終わった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 / location=自室 / topic=~ / for=素焚糖[すだきとう / occasion=終了：食べ終わった,other=~">
            <text:p>:PHOTO 記録 / location=自室 / topic=~ / for=素焚糖[すだきとう / occasion=終了：食べ終わった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6-29_21-02-23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6-30_01-54-26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6-30_02-08-02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寝た時刻 / 2023">
            <text:p>:m :PHOTO 寝た時刻 / 202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3-06-30_07-43-51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6-30_07-46-5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6-30_10-06-16_000.jpg</text:p>
          </table:table-cell>
          <table:table-cell table:style-name="ce26" office:value-type="string">
            <text:p>:m #*# RES / JVEMV6 64#126.05_mooshi:滕文公上 / 『孟子』 著者=~,校注=~ / p.178 / w=；,topic=「民」、「氓」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JVEMV6 64#126.05_mooshi:滕文公上 / 『孟子』 著者=~,校注=~ / p.178 / w=；,topic=「民」、「氓」,other=~">
            <text:p>:m #*# RES / JVEMV6 64#126.05_mooshi:滕文公上 / 『孟子』 著者=~,校注=~ / p.178 / w=；,topic=「民」、「氓」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17" office:value-type="string">
            <text:p>2023-06-30_14-03-0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8" office:value-type="string">
            <text:p>2023-06-30_17-17-04_000.jpg</text:p>
          </table:table-cell>
          <table:table-cell table:style-name="ce26" office:value-type="string">
            <text:p>:m 1*2 RES / JVEMV6 64#300_kuuki / 『空気のはなし』 著者=稲場秀明,校注=~ / p.4 / w=,topic=~,publisher=~,other=q+:q-id.S2UB:窒素分子：他の分子と衝突するまでの、飛行距離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1*2 RES / JVEMV6 64#300_kuuki / 『空気のはなし』 著者=稲場秀明,校注=~ / p.4 / w=,topic=~,publisher=~,other=q+:q-id.S2UB:窒素分子：他の分子と衝突するまでの、飛行距離">
            <text:p>:m 1*2 RES / JVEMV6 64#300_kuuki / 『空気のはなし』 著者=稲場秀明,校注=~ / p.4 / w=,topic=~,publisher=~,other=q+:q-id.S2UB:窒素分子：他の分子と衝突するまでの、飛行距離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3-06-30_17-17-47_000.jpg</text:p>
          </table:table-cell>
          <table:table-cell table:style-name="ce26" office:value-type="string">
            <text:p>:m 2*2 RES / JVEMV6 64#300_kuuki / 『空気のはなし』 著者=稲場秀明,校注=~ / p.4 / w=,topic=~,publisher=~,other=q+:q-id.S2UB:窒素分子：他の分子と衝突するまでの、飛行距離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2*2 RES / JVEMV6 64#300_kuuki / 『空気のはなし』 著者=稲場秀明,校注=~ / p.4 / w=,topic=~,publisher=~,other=q+:q-id.S2UB:窒素分子：他の分子と衝突するまでの、飛行距離">
            <text:p>:m 2*2 RES / JVEMV6 64#300_kuuki / 『空気のはなし』 著者=稲場秀明,校注=~ / p.4 / w=,topic=~,publisher=~,other=q+:q-id.S2UB:窒素分子：他の分子と衝突するまでの、飛行距離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8];CONCATENATE([.C18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30">2023/06/30</text:date>, <text:time>17:48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30T17:48:55.63</dc:date>
    <dc:creator>岩淵 謙</dc:creator>
    <meta:editing-duration>P57DT10H46M</meta:editing-duration>
    <meta:editing-cycles>18975</meta:editing-cycles>
    <meta:document-statistic meta:table-count="2" meta:cell-count="921" meta:object-count="0"/>
    <meta:user-defined meta:name="qrichtext">1</meta:user-defined>
  </office:meta>
</office:document-meta>
</file>